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ff" draw:marker-start-width="0.279cm" draw:marker-end-width="0.279cm" draw:fill="none" draw:textarea-horizontal-align="justify" draw:textarea-vertical-align="middle" draw:auto-grow-height="false" fo:min-height="1.074cm" fo:min-width="3.364cm" fo:padding-top="0.151cm" fo:padding-bottom="0.151cm" fo:padding-left="0.276cm" fo:padding-right="0.276cm"/>
    </style:style>
    <style:style style:name="gr2" style:family="graphic" style:parent-style-name="standard">
      <style:graphic-properties draw:stroke="solid" draw:stroke-dash="Line_20_with_20_Fine_20_Dots" draw:fill="none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000ff"/>
    </style:style>
    <style:style style:name="P3" style:family="paragraph">
      <loext:graphic-properties draw:fill="none"/>
      <style:paragraph-properties fo:text-align="center"/>
      <style:text-properties fo:color="#0000ff" fo:font-weight="normal" style:font-weight-asian="normal" style:font-weight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  <style:text-properties fo:font-weight="bold" style:font-weight-asian="normal" style:font-weight-complex="normal"/>
    </style:style>
    <style:style style:name="P6" style:family="paragraph">
      <loext:graphic-properties draw:fill="none"/>
      <style:paragraph-properties fo:text-align="center"/>
      <style:text-properties fo:color="#000000" fo:font-weight="normal" style:font-weight-asian="normal" style:font-weight-complex="normal"/>
    </style:style>
    <style:style style:name="P7" style:family="paragraph">
      <style:paragraph-properties fo:text-align="center"/>
      <style:text-properties fo:color="#ff0000" fo:font-weight="bold" style:font-weight-asian="bold" style:font-weight-complex="bold"/>
    </style:style>
    <style:style style:name="P8" style:family="paragraph">
      <loext:graphic-properties draw:fill="none"/>
      <style:paragraph-properties fo:text-align="center"/>
      <style:text-properties fo:color="#ff0000" fo:font-weight="bold" style:font-weight-asian="bold" style:font-weight-complex="bold"/>
    </style:style>
    <style:style style:name="P9" style:family="paragraph">
      <style:paragraph-properties fo:text-align="center"/>
      <style:text-properties fo:color="#ff0000"/>
    </style:style>
    <style:style style:name="P10" style:family="paragraph">
      <loext:graphic-properties draw:fill="none"/>
      <style:paragraph-properties fo:text-align="center"/>
      <style:text-properties fo:color="#ff0000" fo:font-weight="normal" style:font-weight-asian="normal" style:font-weight-complex="normal"/>
    </style:style>
    <style:style style:name="P11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color="#0000ff" fo:font-weight="normal" style:font-weight-asian="normal" style:font-weight-complex="normal"/>
    </style:style>
    <style:style style:name="T2" style:family="text">
      <style:text-properties fo:color="#0000ff" style:text-position="-33% 58%"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000000" style:text-position="-33% 58%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ff0000" fo:font-weight="bold" style:font-weight-asian="bold" style:font-weight-complex="bold"/>
    </style:style>
    <style:style style:name="T7" style:family="text">
      <style:text-properties fo:color="#ff0000" fo:font-weight="normal" style:font-weight-asian="normal" style:font-weight-complex="normal"/>
    </style:style>
    <style:style style:name="T8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524cm" svg:x="2.778cm" svg:y="3.28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.016cm" svg:height="1.016cm" svg:x="2.778cm" svg:y="3.54cm">
          <text:p text:style-name="P2"><text:span text:style-name="T1">8</text:span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1.016cm" svg:x="3.794cm" svg:y="3.548cm">
          <text:p text:style-name="P4"><text:span text:style-name="T3">0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016cm" svg:height="1.016cm" svg:x="4.81cm" svg:y="3.54cm">
          <text:p text:style-name="P4"><text:span text:style-name="T4">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1.016cm" svg:x="5.826cm" svg:y="3.548cm">
          <text:p text:style-name="P4"><text:span text:style-name="T3">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016cm" svg:height="1.016cm" svg:x="6.842cm" svg:y="3.54cm">
          <text:p text:style-name="P4"><text:span text:style-name="T4">8</text:span><text:span text:style-name="T5">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1.016cm" svg:x="7.858cm" svg:y="3.548cm">
          <text:p text:style-name="P4"><text:span text:style-name="T3">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016cm" svg:height="1.016cm" svg:x="8.874cm" svg:y="3.54cm">
          <text:p text:style-name="P4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016cm" svg:height="1.016cm" svg:x="9.89cm" svg:y="3.548cm">
          <text:p text:style-name="P4"><text:span text:style-name="T4">13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016cm" svg:height="1.016cm" svg:x="10.906cm" svg:y="3.54cm">
          <text:p text:style-name="P4"><text:span text:style-name="T4">16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016cm" svg:height="1.016cm" svg:x="11.922cm" svg:y="3.548cm">
          <text:p text:style-name="P4"><text:span text:style-name="T3">24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016cm" svg:height="1.016cm" svg:x="12.938cm" svg:y="3.54cm">
          <text:p text:style-name="P4"><text:span text:style-name="T4">29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016cm" svg:height="1.016cm" svg:x="13.954cm" svg:y="3.548cm">
          <text:p text:style-name="P4"><text:span text:style-name="T4">2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016cm" svg:height="1.016cm" svg:x="2.778cm" svg:y="5.064cm">
          <text:p text:style-name="P2"><text:span text:style-name="T1">8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3.794cm" svg:y="5.072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4.81cm" svg:y="5.064cm">
          <text:p text:style-name="P4"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8" draw:layer="layout" svg:width="1.016cm" svg:height="1.016cm" svg:x="5.826cm" svg:y="5.072cm">
          <text:p text:style-name="P7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6.842cm" svg:y="5.064cm">
          <text:p text:style-name="P4"><text:span text:style-name="T4">8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7.858cm" svg:y="5.072cm">
          <text:p text:style-name="P4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8.874cm" svg:y="5.064cm">
          <text:p text:style-name="P4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9.89cm" svg:y="5.072cm">
          <text:p text:style-name="P4"><text:span text:style-name="T4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10.906cm" svg:y="5.064cm">
          <text:p text:style-name="P4"><text:span text:style-name="T4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11.922cm" svg:y="5.072cm">
          <text:p text:style-name="P4"><text:span text:style-name="T3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12.938cm" svg:y="5.064cm">
          <text:p text:style-name="P4"><text:span text:style-name="T4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13.954cm" svg:y="5.072cm">
          <text:p text:style-name="P4"><text:span text:style-name="T4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016cm" svg:height="1.016cm" svg:x="2.778cm" svg:y="6.08cm">
          <text:p text:style-name="P2"><text:span text:style-name="T1">8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3.794cm" svg:y="6.088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4.81cm" svg:y="6.08cm">
          <text:p text:style-name="P4"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5.826cm" svg:y="6.088cm">
          <text:p text:style-name="P4"><text:span text:style-name="T6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6.842cm" svg:y="6.08cm">
          <text:p text:style-name="P4"><text:span text:style-name="T4">8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7.858cm" svg:y="6.088cm">
          <text:p text:style-name="P4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8.874cm" svg:y="6.08cm">
          <text:p text:style-name="P4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9.89cm" svg:y="6.088cm">
          <text:p text:style-name="P4"><text:span text:style-name="T4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10.906cm" svg:y="6.08cm">
          <text:p text:style-name="P4"><text:span text:style-name="T4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11.922cm" svg:y="6.088cm">
          <text:p text:style-name="P4"><text:span text:style-name="T3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12.938cm" svg:y="6.08cm">
          <text:p text:style-name="P4"><text:span text:style-name="T4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13.954cm" svg:y="6.088cm">
          <text:p text:style-name="P4"><text:span text:style-name="T4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1.016cm" svg:height="1.016cm" svg:x="2.778cm" svg:y="7.096cm">
          <text:p text:style-name="P9"><text:span text:style-name="T7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3.794cm" svg:y="7.104cm">
          <text:p text:style-name="P4"><text:span text:style-name="T3">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4.81cm" svg:y="7.096cm">
          <text:p text:style-name="P4"><text:span text:style-name="T4">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5.826cm" svg:y="7.104cm">
          <text:p text:style-name="P4"><text:span text:style-name="T1">8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6.842cm" svg:y="7.096cm">
          <text:p text:style-name="P4"><text:span text:style-name="T4">8</text:span><text:span text:style-name="T5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7.858cm" svg:y="7.104cm">
          <text:p text:style-name="P4"><text:span text:style-name="T3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8.874cm" svg:y="7.096cm">
          <text:p text:style-name="P4"><text:span text:style-name="T4">1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9.89cm" svg:y="7.104cm">
          <text:p text:style-name="P4"><text:span text:style-name="T4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10.906cm" svg:y="7.096cm">
          <text:p text:style-name="P4"><text:span text:style-name="T4">1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5" draw:layer="layout" svg:width="1.016cm" svg:height="1.016cm" svg:x="11.922cm" svg:y="7.104cm">
          <text:p text:style-name="P4"><text:span text:style-name="T3">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12.938cm" svg:y="7.096cm">
          <text:p text:style-name="P4"><text:span text:style-name="T4">2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draw:layer="layout" svg:width="1.016cm" svg:height="1.016cm" svg:x="13.954cm" svg:y="7.104cm">
          <text:p text:style-name="P4"><text:span text:style-name="T4">23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11" draw:layer="layout" svg:width="2.032cm" svg:height="0.725cm" svg:x="0.981cm" svg:y="7.273cm">
          <draw:text-box>
            <text:p><text:span text:style-name="T8">Line 14</text:span></text:p>
          </draw:text-box>
        </draw:frame>
        <draw:frame draw:style-name="gr3" draw:text-style-name="P11" draw:layer="layout" svg:width="2.032cm" svg:height="0.725cm" svg:x="0.981cm" svg:y="6.274cm">
          <draw:text-box>
            <text:p><text:span text:style-name="T8">Line 13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12T02:05:20.979000000</meta:creation-date>
    <dc:date>2020-11-12T02:40:27.586000000</dc:date>
    <meta:editing-duration>PT13M41S</meta:editing-duration>
    <meta:editing-cycles>5</meta:editing-cycles>
    <meta:generator>LibreOffice/6.3.2.2$Windows_X86_64 LibreOffice_project/98b30e735bda24bc04ab42594c85f7fd8be07b9c</meta:generator>
    <meta:document-statistic meta:object-count="51"/>
  </office:meta>
</office:document-meta>
</file>